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rent Conditions</text:p>
      <text:p text:style-name="Standard"/>
      <text:p text:style-name="Standard"><text:tab/>Currently, we have established some general components of our future project. <text:s/>For one, we know that we will be accepting input, such as resistance of the resistors or capacitance of capacitors, that exist on the user's given circuit. <text:s/>We also planned to allow the user to place certain basic entities, such as a specified resistor or capacitor, on a wire of a circuit. <text:s/>Having these values, our program will find the missing values of the circuit, like voltage given current and resistance, and then find it based on the other inputs given. After finding the certain missing values, we also wish to graph any values that the user wishes to compare such as resistance vs current or current vs voltage. <text:s/>If the user wishes to save any of the values calculated, we will give then the option to do that as well.</text:p>
      <text:p text:style-name="Standard"><text:tab/>According to our previous system, the boundaries of the project were only limited by our lack of MATLAB knowledge; <text:s/>as such, the conditions we created were unbounded by difficulty or complexity of implementation. <text:s/>The only boundaries we have actually set were to limit our program's calculations to more general circuits and circuit “pieces”, including basic components like resistors and capacitors. <text:s/>More complex circuit component, as of now, are out of our boundaries. </text:p>
      <text:p text:style-name="Standard"><text:tab/>We assume that users know enough information that the remaining values can be calculated using formulas such as Ohm's law and the power law. <text:s/>We further assume that the user will know how to create a basic circuit and what each object does as well as the values required for the respective objects.</text:p>
      <text:p text:style-name="Standard"/>
      <text:p text:style-name="P1">Scope of Work\</text:p>
      <text:p text:style-name="P1"/>
      <text:p text:style-name="P2"><text:tab/>Our project, in it's completed state, will ideally return a user the value of a variable they might not have based on information they do have. For example, if a user knows the voltage and current across a resistor, then then our function will return the resistance using Ohm's law. If the user input a voltage and the current, we can produce the power that is available to harness. After learning about GUIs in future classes, we hope to implement an interface that will allow the user to visually re-create the circuit in question and we will return the values that they are missing or looking for if possible from information given.</text:p>
      <text:p text:style-name="P2"><text:tab/>The limits of this project are defined by our ability to program GUIs, which is none currently. And the amount of information a user has to input in context of Ohm's law and our other formulas. For example, if given the the voltage and current, we can calculate resistance as well as power, but we obviously need at least two of those values to calculate anything. We also have decided, at least at this point, to limit the circuits to series and not parallel. This may change in the future once we understand MATLAB and GUI better, but for now we feel that this is out of the scope of our abilities.</text:p>
      <text:p text:style-name="P2"><text:tab/>We've decided to focus on this functionality, that of calculating values in circuits given some information, because of our belief from potential user feedback that this is something that could be helpful in circuit design, since these things, though they may not be incredibly complex to calculate, can be incredibly tedious. Our program will hopefully save time, which equals money in the business world, for those who utilize it. Our current boundary conditions exist mostly due to our abilities as MATLAB programmers. As we gain more skills, we may be able to implement more complexity, like calculations for parallel circuits for example, into our project.</text:p>
      <text:p text:style-name="P2"><text:tab/>We believe that what we have presented thus far satisfies the terms of the project as, if all is implemented correctly. We utilize user input for user-defined functions to calculate things that the user needs to make their work easier. Our GUI will hopefully make the use of our program by any upper-level engineering student very simple and user friendly, while still providing important and useful information to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2T20:23:01.59</meta:creation-date>
    <meta:generator>OpenOffice.org/3.2$Win32 OpenOffice.org_project/320m18$Build-9502</meta:generator>
    <meta:document-statistic meta:table-count="0" meta:image-count="0" meta:object-count="0" meta:page-count="1" meta:paragraph-count="9" meta:word-count="671" meta:character-count="3934"/>
    <dc:date>2011-03-02T22:38:36.15</dc:date>
    <meta:editing-duration>PT00H59M33S</meta:editing-duration>
    <meta:editing-cycles>1</meta:editing-cycles>
  </office:meta>
</office:document-meta>
</file>